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as-char" svg:width="0.611in" svg:height="0.2075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k Cornelis</meta:initial-creator>
    <meta:creation-date>2010-02-15T15:01:39</meta:creation-date>
    <meta:document-statistic meta:table-count="0" meta:image-count="0" meta:object-count="1" meta:page-count="1" meta:paragraph-count="1" meta:word-count="0" meta:character-count="1"/>
    <dc:date>2010-02-15T15:02:57</dc:date>
    <dc:creator>Frank Cornelis</dc:creator>
    <meta:editing-duration>PT00H01M20S</meta:editing-duration>
    <meta:editing-cycles>1</meta:editing-cycles>
    <meta:generator>OpenOffice.org/3.1$Linux OpenOffice.org_project/310m19$Build-9420</meta:generator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i>E</math:mi>
        <math:mo math:stretchy="false">=</math:mo>
        <math:mi>m</math:mi>
      </math:mrow>
      <math:msup>
        <math:mi>c</math:mi>
        <math:mn>2</math:mn>
      </math:msup>
    </math:mrow>
    <math:annotation math:encoding="StarMath 5.0">E = m c^2</math:annotation>
  </math:semantics>
</math:math>
</file>